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3A000000EE9B48647C188A866C.png" manifest:media-type="image/png"/>
  <manifest:file-entry manifest:full-path="Pictures/10000201000000A10000001CB78F04259F9D6B03.png" manifest:media-type="image/png"/>
  <manifest:file-entry manifest:full-path="Pictures/1000020100000080000000800F3254CFE33124B2.png" manifest:media-type="image/png"/>
  <manifest:file-entry manifest:full-path="Pictures/1000020100000094000000694199D62C6CC4BE38.png" manifest:media-type="image/png"/>
  <manifest:file-entry manifest:full-path="Pictures/10000201000003AF0000001A1D3EA815600DFCD5.png" manifest:media-type="image/png"/>
  <manifest:file-entry manifest:full-path="Pictures/10000201000001010000010A20C003B914DF721B.png" manifest:media-type="image/png"/>
  <manifest:file-entry manifest:full-path="Pictures/10000201000000EA0000001B668B6EA22F85CF0B.png" manifest:media-type="image/png"/>
  <manifest:file-entry manifest:full-path="Pictures/10000201000000BE0000012428B1165A14C3E20C.png" manifest:media-type="image/png"/>
  <manifest:file-entry manifest:full-path="Pictures/100002010000012000000019C10C8D67208EF6E9.png" manifest:media-type="image/png"/>
  <manifest:file-entry manifest:full-path="Pictures/10000201000000BB000000C1C81081CC8F63ADDD.png" manifest:media-type="image/png"/>
  <manifest:file-entry manifest:full-path="Pictures/100002010000009F0000001BD8738B7E77BFFCC9.png" manifest:media-type="image/png"/>
  <manifest:file-entry manifest:full-path="Pictures/10000201000001000000010CACC5A63BE759EBD4.png" manifest:media-type="image/png"/>
  <manifest:file-entry manifest:full-path="Pictures/10000201000000DB00000033C9F262645978C7E2.png" manifest:media-type="image/png"/>
  <manifest:file-entry manifest:full-path="Pictures/10000201000000E300000065ABC407ACC2491F96.png" manifest:media-type="image/png"/>
  <manifest:file-entry manifest:full-path="Pictures/10000201000001220000011609EF119334062593.png" manifest:media-type="image/png"/>
  <manifest:file-entry manifest:full-path="Pictures/10000201000000FC00000071E12457F11BC094E2.png" manifest:media-type="image/png"/>
  <manifest:file-entry manifest:full-path="Pictures/10000201000000CA0000009FB998437F86596852.png" manifest:media-type="image/png"/>
  <manifest:file-entry manifest:full-path="Pictures/100002010000015E0000006DD85FF9FFFEB9BE93.png" manifest:media-type="image/png"/>
  <manifest:file-entry manifest:full-path="Pictures/1000020100000095000000978E8BE5515FBF6051.png" manifest:media-type="image/png"/>
  <manifest:file-entry manifest:full-path="Pictures/100002010000005F000000E02A8EF548B7DB89DD.png" manifest:media-type="image/png"/>
  <manifest:file-entry manifest:full-path="Pictures/10000201000000D200000022F455AE499A28D32A.png" manifest:media-type="image/png"/>
  <manifest:file-entry manifest:full-path="Pictures/100002010000007600000050FBF5BE1A857D018A.png" manifest:media-type="image/png"/>
  <manifest:file-entry manifest:full-path="Pictures/100002010000008B0000008ABBB9DE9172C99B96.png" manifest:media-type="image/png"/>
  <manifest:file-entry manifest:full-path="Pictures/100002010000015A0000010467BAE3E4DB96DC38.png" manifest:media-type="image/png"/>
  <manifest:file-entry manifest:full-path="Pictures/1000020100000074000000694B811EA73692F21B.png" manifest:media-type="image/png"/>
  <manifest:file-entry manifest:full-path="Pictures/100002010000013B0000001AEC1CD2ACE813B5DE.png" manifest:media-type="image/png"/>
  <manifest:file-entry manifest:full-path="Pictures/10000201000000E500000067FA373A827FE16A4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346357f"/>
    </style:style>
    <style:style style:name="P2" style:family="paragraph" style:parent-style-name="Standard">
      <style:text-properties officeooo:rsid="024a9242" officeooo:paragraph-rsid="024b9c8f"/>
    </style:style>
    <style:style style:name="P3" style:family="paragraph" style:parent-style-name="Standard">
      <style:text-properties officeooo:rsid="002bd662" officeooo:paragraph-rsid="024b9c8f"/>
    </style:style>
    <style:style style:name="P4" style:family="paragraph" style:parent-style-name="Standard">
      <style:text-properties officeooo:rsid="024b9c8f" officeooo:paragraph-rsid="024b9c8f"/>
    </style:style>
    <style:style style:name="P5" style:family="paragraph" style:parent-style-name="Standard">
      <style:text-properties officeooo:rsid="002e70c0" officeooo:paragraph-rsid="0347009d"/>
    </style:style>
    <style:style style:name="P6" style:family="paragraph" style:parent-style-name="Standard">
      <style:text-properties officeooo:rsid="002e70c0" officeooo:paragraph-rsid="035aae7f"/>
    </style:style>
    <style:style style:name="P7" style:family="paragraph" style:parent-style-name="Standard">
      <style:text-properties officeooo:paragraph-rsid="03534355"/>
    </style:style>
    <style:style style:name="P8" style:family="paragraph" style:parent-style-name="Standard">
      <style:text-properties officeooo:paragraph-rsid="035aae7f"/>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47009d"/>
    </style:style>
    <style:style style:name="P15" style:family="paragraph" style:parent-style-name="Horizontal_20_Line">
      <style:text-properties officeooo:paragraph-rsid="03534355"/>
    </style:style>
    <style:style style:name="P16" style:family="paragraph" style:parent-style-name="Standard">
      <style:paragraph-properties fo:break-before="auto" fo:break-after="auto"/>
      <style:text-properties officeooo:paragraph-rsid="0347009d"/>
    </style:style>
    <style:style style:name="P17" style:family="paragraph" style:parent-style-name="Text_20_body">
      <style:text-properties officeooo:rsid="002e70c0" officeooo:paragraph-rsid="0347009d"/>
    </style:style>
    <style:style style:name="P18" style:family="paragraph" style:parent-style-name="Text_20_body">
      <style:text-properties officeooo:rsid="002e70c0" officeooo:paragraph-rsid="0347669b"/>
    </style:style>
    <style:style style:name="P19" style:family="paragraph" style:parent-style-name="Text_20_body">
      <style:text-properties officeooo:rsid="002e70c0" officeooo:paragraph-rsid="03547769"/>
    </style:style>
    <style:style style:name="P20" style:family="paragraph" style:parent-style-name="Text_20_body">
      <style:text-properties officeooo:rsid="002e70c0" officeooo:paragraph-rsid="035aae7f"/>
    </style:style>
    <style:style style:name="P21" style:family="paragraph" style:parent-style-name="Text_20_body">
      <style:text-properties officeooo:rsid="00350c2e" officeooo:paragraph-rsid="0347669b"/>
    </style:style>
    <style:style style:name="P22" style:family="paragraph" style:parent-style-name="Text_20_body">
      <style:text-properties officeooo:rsid="00350c2e" officeooo:paragraph-rsid="0347009d"/>
    </style:style>
    <style:style style:name="P23" style:family="paragraph" style:parent-style-name="Text_20_body">
      <style:text-properties officeooo:rsid="00350c2e" officeooo:paragraph-rsid="035aae7f"/>
    </style:style>
    <style:style style:name="P24" style:family="paragraph" style:parent-style-name="Text_20_body">
      <style:text-properties officeooo:rsid="0027af99" officeooo:paragraph-rsid="0347009d"/>
    </style:style>
    <style:style style:name="P25" style:family="paragraph" style:parent-style-name="Text_20_body">
      <style:text-properties officeooo:paragraph-rsid="0347009d"/>
    </style:style>
    <style:style style:name="P26" style:family="paragraph" style:parent-style-name="Text_20_body">
      <style:text-properties officeooo:rsid="0030354b" officeooo:paragraph-rsid="0347009d"/>
    </style:style>
    <style:style style:name="P27" style:family="paragraph" style:parent-style-name="Text_20_body">
      <style:text-properties officeooo:rsid="0347009d" officeooo:paragraph-rsid="0347009d"/>
    </style:style>
    <style:style style:name="P28" style:family="paragraph" style:parent-style-name="Text_20_body">
      <style:text-properties officeooo:rsid="0035b6c5" officeooo:paragraph-rsid="0347669b"/>
    </style:style>
    <style:style style:name="P29" style:family="paragraph" style:parent-style-name="Text_20_body">
      <style:text-properties officeooo:rsid="0347669b" officeooo:paragraph-rsid="0347669b"/>
    </style:style>
    <style:style style:name="P30" style:family="paragraph" style:parent-style-name="Text_20_body">
      <style:text-properties officeooo:rsid="03488850" officeooo:paragraph-rsid="03488850"/>
    </style:style>
    <style:style style:name="P31" style:family="paragraph" style:parent-style-name="Text_20_body">
      <style:text-properties officeooo:rsid="0348f564" officeooo:paragraph-rsid="0348f564"/>
    </style:style>
    <style:style style:name="P32" style:family="paragraph" style:parent-style-name="Text_20_body">
      <style:text-properties officeooo:rsid="03491f56" officeooo:paragraph-rsid="03491f56"/>
    </style:style>
    <style:style style:name="P33" style:family="paragraph" style:parent-style-name="Text_20_body">
      <style:text-properties officeooo:paragraph-rsid="03491f56"/>
    </style:style>
    <style:style style:name="P34" style:family="paragraph" style:parent-style-name="Text_20_body">
      <style:text-properties officeooo:rsid="03519d16" officeooo:paragraph-rsid="03519d16"/>
    </style:style>
    <style:style style:name="P35" style:family="paragraph" style:parent-style-name="Text_20_body">
      <style:text-properties officeooo:rsid="03549f4f" officeooo:paragraph-rsid="03534355"/>
    </style:style>
    <style:style style:name="P36" style:family="paragraph" style:parent-style-name="Text_20_body">
      <style:text-properties officeooo:rsid="0043cb0c" officeooo:paragraph-rsid="03534355"/>
    </style:style>
    <style:style style:name="P37" style:family="paragraph" style:parent-style-name="Text_20_body">
      <style:text-properties officeooo:rsid="0355a261" officeooo:paragraph-rsid="03534355"/>
    </style:style>
    <style:style style:name="P38" style:family="paragraph" style:parent-style-name="Text_20_body">
      <style:text-properties officeooo:paragraph-rsid="03534355"/>
    </style:style>
    <style:style style:name="P39" style:family="paragraph" style:parent-style-name="Text_20_body">
      <style:text-properties officeooo:rsid="03547769" officeooo:paragraph-rsid="03547769"/>
    </style:style>
    <style:style style:name="P40" style:family="paragraph" style:parent-style-name="Text_20_body">
      <style:text-properties officeooo:rsid="00295fd4" officeooo:paragraph-rsid="03547769"/>
    </style:style>
    <style:style style:name="P41" style:family="paragraph" style:parent-style-name="Text_20_body">
      <style:text-properties officeooo:rsid="03558c00" officeooo:paragraph-rsid="03558c00"/>
    </style:style>
    <style:style style:name="P42" style:family="paragraph" style:parent-style-name="Contents_20_4">
      <style:paragraph-properties>
        <style:tab-stops>
          <style:tab-stop style:position="17.503cm" style:type="right" style:leader-style="dotted" style:leader-text="."/>
        </style:tab-stops>
      </style:paragraph-properties>
    </style:style>
    <style:style style:name="P43" style:family="paragraph" style:parent-style-name="Contents_20_5">
      <style:paragraph-properties>
        <style:tab-stops>
          <style:tab-stop style:position="17.004cm" style:type="right" style:leader-style="dotted" style:leader-text="."/>
        </style:tab-stops>
      </style:paragraph-properties>
    </style:style>
    <style:style style:name="P44" style:family="paragraph" style:parent-style-name="Contents_20_1">
      <style:paragraph-properties>
        <style:tab-stops>
          <style:tab-stop style:position="19.001cm" style:type="right" style:leader-style="dotted" style:leader-text="."/>
        </style:tab-stops>
      </style:paragraph-properties>
    </style:style>
    <style:style style:name="P45" style:family="paragraph" style:parent-style-name="Contents_20_2">
      <style:paragraph-properties>
        <style:tab-stops>
          <style:tab-stop style:position="18.501cm" style:type="right" style:leader-style="dotted" style:leader-text="."/>
        </style:tab-stops>
      </style:paragraph-properties>
    </style:style>
    <style:style style:name="P46" style:family="paragraph" style:parent-style-name="Contents_20_3">
      <style:paragraph-properties>
        <style:tab-stops>
          <style:tab-stop style:position="18.002cm" style:type="right" style:leader-style="dotted" style:leader-text="."/>
        </style:tab-stops>
      </style:paragraph-properties>
    </style:style>
    <style:style style:name="P47" style:family="paragraph" style:parent-style-name="Contents_20_4">
      <style:paragraph-properties>
        <style:tab-stops>
          <style:tab-stop style:position="17.503cm" style:type="right" style:leader-style="dotted" style:leader-text="."/>
        </style:tab-stops>
      </style:paragraph-properties>
    </style:style>
    <style:style style:name="P48" style:family="paragraph" style:parent-style-name="Contents_20_5">
      <style:paragraph-properties>
        <style:tab-stops>
          <style:tab-stop style:position="17.004cm" style:type="right" style:leader-style="dotted" style:leader-text="."/>
        </style:tab-stops>
      </style:paragraph-properties>
    </style:style>
    <style:style style:name="P49" style:family="paragraph" style:parent-style-name="Contents_20_Heading">
      <style:paragraph-properties fo:margin-top="0.101cm" fo:margin-bottom="0.101cm" style:contextual-spacing="false"/>
      <style:text-properties fo:color="#ffffff" loext:opacity="100%" officeooo:rsid="007c45d7" officeooo:paragraph-rsid="035ccba7"/>
    </style:style>
    <style:style style:name="P50" style:family="paragraph" style:parent-style-name="Heading_20_1">
      <style:paragraph-properties fo:margin-top="0cm" fo:margin-bottom="0cm" style:contextual-spacing="false"/>
      <style:text-properties officeooo:paragraph-rsid="0342441a"/>
    </style:style>
    <style:style style:name="P51" style:family="paragraph" style:parent-style-name="Heading_20_1">
      <style:paragraph-properties fo:margin-top="0cm" fo:margin-bottom="0cm" style:contextual-spacing="false"/>
      <style:text-properties style:font-name="Albany" fo:font-size="18.2000007629395pt" fo:font-weight="bold" officeooo:rsid="033173b4" officeooo:paragraph-rsid="03534355" style:font-name-asian="Microsoft YaHei" style:font-size-asian="18.2000007629395pt" style:font-weight-asian="bold" style:font-name-complex="Mangal" style:font-size-complex="18.2000007629395pt" style:font-weight-complex="bold"/>
    </style:style>
    <style:style style:name="P52" style:family="paragraph" style:parent-style-name="Heading_20_2">
      <style:text-properties officeooo:paragraph-rsid="035aae7f"/>
    </style:style>
    <style:style style:name="P53" style:family="paragraph" style:parent-style-name="Heading_20_2">
      <style:text-properties officeooo:paragraph-rsid="0347009d"/>
    </style:style>
    <style:style style:name="P54" style:family="paragraph" style:parent-style-name="Heading_20_2">
      <style:text-properties officeooo:paragraph-rsid="0347669b"/>
    </style:style>
    <style:style style:name="P55" style:family="paragraph" style:parent-style-name="Heading_20_2">
      <style:text-properties officeooo:paragraph-rsid="03534355"/>
    </style:style>
    <style:style style:name="P56" style:family="paragraph" style:parent-style-name="Heading_20_3">
      <style:text-properties officeooo:paragraph-rsid="035aae7f"/>
    </style:style>
    <style:style style:name="P57" style:family="paragraph" style:parent-style-name="Heading_20_3">
      <style:text-properties officeooo:paragraph-rsid="0347669b"/>
    </style:style>
    <style:style style:name="P58" style:family="paragraph" style:parent-style-name="Heading_20_3">
      <style:text-properties officeooo:rsid="002e70c0" officeooo:paragraph-rsid="0347669b"/>
    </style:style>
    <style:style style:name="P59" style:family="paragraph" style:parent-style-name="Heading_20_3">
      <style:text-properties officeooo:paragraph-rsid="03534355"/>
    </style:style>
    <style:style style:name="P60" style:family="paragraph" style:parent-style-name="Standard">
      <style:text-properties officeooo:rsid="0320107f" officeooo:paragraph-rsid="035ccba7"/>
    </style:style>
    <style:style style:name="P61" style:family="paragraph" style:parent-style-name="Text_20_body">
      <style:paragraph-properties fo:margin-top="0cm" fo:margin-bottom="0cm" style:contextual-spacing="false"/>
      <style:text-properties officeooo:paragraph-rsid="035ccba7"/>
    </style:style>
    <style:style style:name="T1" style:family="text">
      <style:text-properties fo:font-size="10pt" officeooo:rsid="001a177c" style:font-size-asian="10pt" style:font-size-complex="10pt"/>
    </style:style>
    <style:style style:name="T2" style:family="text">
      <style:text-properties fo:font-size="10pt" officeooo:rsid="0346357f"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6" style:family="text">
      <style:text-properties officeooo:rsid="00293e6a"/>
    </style:style>
    <style:style style:name="T7" style:family="text">
      <style:text-properties officeooo:rsid="0028723b"/>
    </style:style>
    <style:style style:name="T8" style:family="text">
      <style:text-properties officeooo:rsid="00295fd4"/>
    </style:style>
    <style:style style:name="T9" style:family="text">
      <style:text-properties officeooo:rsid="002e70c0"/>
    </style:style>
    <style:style style:name="T10" style:family="text">
      <style:text-properties officeooo:rsid="00350c2e"/>
    </style:style>
    <style:style style:name="T11" style:family="text">
      <style:text-properties officeooo:rsid="0347669b"/>
    </style:style>
    <style:style style:name="T12" style:family="text">
      <style:text-properties officeooo:rsid="0035b6c5"/>
    </style:style>
    <style:style style:name="T13" style:family="text">
      <style:text-properties officeooo:rsid="03488850"/>
    </style:style>
    <style:style style:name="T14" style:family="text">
      <style:text-properties officeooo:rsid="0348f564"/>
    </style:style>
    <style:style style:name="T15" style:family="text">
      <style:text-properties officeooo:rsid="03491f56"/>
    </style:style>
    <style:style style:name="T16" style:family="text">
      <style:text-properties officeooo:rsid="034a2438"/>
    </style:style>
    <style:style style:name="T17" style:family="text">
      <style:text-properties officeooo:rsid="034fc252"/>
    </style:style>
    <style:style style:name="T18" style:family="text">
      <style:text-properties officeooo:rsid="03519d16"/>
    </style:style>
    <style:style style:name="T19" style:family="text">
      <style:text-properties officeooo:rsid="03543719"/>
    </style:style>
    <style:style style:name="T20" style:family="text">
      <style:text-properties officeooo:rsid="0043cb0c"/>
    </style:style>
    <style:style style:name="T21" style:family="text">
      <style:text-properties officeooo:rsid="035aae7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61"><draw:frame draw:style-name="fr1" draw:name="Bild20" text:anchor-type="char" svg:width="0.831cm" svg:height="0.831cm" draw:z-index="26"><draw:image xlink:href="Pictures/1000020100000080000000800F3254CFE33124B2.png" xlink:type="simple" xlink:show="embed" xlink:actuate="onLoad" draw:mime-type="image/png"/></draw:frame></text:p>
          </table:table-cell>
          <table:table-cell table:style-name="Tabelle10.B1" office:value-type="string">
            <text:p text:style-name="P49"><text:s/>8.1.1 Editors - Image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3654_4126228218" text:style-name="Index_20_Link" text:visited-style-name="Index_20_Link">Image Editor - Header Tools<text:tab/>2</text:a></text:p>
          <text:p text:style-name="P11"><text:a xlink:type="simple" xlink:href="#__RefHeading___Toc853_486377315" text:style-name="Index_20_Link" text:visited-style-name="Index_20_Link">Image Prop<text:tab/>2</text:a></text:p>
          <text:p text:style-name="P12"><text:a xlink:type="simple" xlink:href="#__RefHeading___Toc3753_3288610003" text:style-name="Index_20_Link" text:visited-style-name="Index_20_Link">List of images in the scene<text:tab/>2</text:a></text:p>
          <text:p text:style-name="P12"><text:a xlink:type="simple" xlink:href="#__RefHeading___Toc3755_3288610003" text:style-name="Index_20_Link" text:visited-style-name="Index_20_Link">Image Edit Box<text:tab/>2</text:a></text:p>
          <text:p text:style-name="P12"><text:a xlink:type="simple" xlink:href="#__RefHeading___Toc3757_3288610003" text:style-name="Index_20_Link" text:visited-style-name="Index_20_Link">Fake User<text:tab/>2</text:a></text:p>
          <text:p text:style-name="P12"><text:a xlink:type="simple" xlink:href="#__RefHeading___Toc4367_1152525425" text:style-name="Index_20_Link" text:visited-style-name="Index_20_Link">Search form<text:tab/>3</text:a></text:p>
          <text:p text:style-name="P42"><text:a xlink:type="simple" xlink:href="#__RefHeading___Toc3759_3288610003" text:style-name="Index_20_Link" text:visited-style-name="Index_20_Link">New Image<text:tab/>3</text:a></text:p>
          <text:p text:style-name="P43"><text:a xlink:type="simple" xlink:href="#__RefHeading___Toc17654_14486089731" text:style-name="Index_20_Link" text:visited-style-name="Index_20_Link">Name<text:tab/>3</text:a></text:p>
          <text:p text:style-name="P43"><text:a xlink:type="simple" xlink:href="#__RefHeading___Toc17656_14486089731" text:style-name="Index_20_Link" text:visited-style-name="Index_20_Link">Width<text:tab/>3</text:a></text:p>
          <text:p text:style-name="P43"><text:a xlink:type="simple" xlink:href="#__RefHeading___Toc17658_14486089731" text:style-name="Index_20_Link" text:visited-style-name="Index_20_Link">Height<text:tab/>3</text:a></text:p>
          <text:p text:style-name="P43"><text:a xlink:type="simple" xlink:href="#__RefHeading___Toc17660_14486089731" text:style-name="Index_20_Link" text:visited-style-name="Index_20_Link">Color<text:tab/>3</text:a></text:p>
          <text:p text:style-name="P43"><text:a xlink:type="simple" xlink:href="#__RefHeading___Toc17662_14486089731" text:style-name="Index_20_Link" text:visited-style-name="Index_20_Link">Alpha<text:tab/>3</text:a></text:p>
          <text:p text:style-name="P43"><text:a xlink:type="simple" xlink:href="#__RefHeading___Toc17664_14486089731" text:style-name="Index_20_Link" text:visited-style-name="Index_20_Link">Generated Type<text:tab/>3</text:a></text:p>
          <text:p text:style-name="P43"><text:a xlink:type="simple" xlink:href="#__RefHeading___Toc17666_14486089731" text:style-name="Index_20_Link" text:visited-style-name="Index_20_Link">32 Bit Float<text:tab/>3</text:a></text:p>
          <text:p text:style-name="P42"><text:a xlink:type="simple" xlink:href="#__RefHeading___Toc819_3494759742" text:style-name="Index_20_Link" text:visited-style-name="Index_20_Link">Duplicate<text:tab/>3</text:a></text:p>
          <text:p text:style-name="P42"><text:a xlink:type="simple" xlink:href="#__RefHeading___Toc3763_3288610003" text:style-name="Index_20_Link" text:visited-style-name="Index_20_Link">Unlink Datablock<text:tab/>3</text:a></text:p>
          <text:p text:style-name="P42"><text:a xlink:type="simple" xlink:href="#__RefHeading___Toc821_3494759742" text:style-name="Index_20_Link" text:visited-style-name="Index_20_Link">Fake User<text:tab/>4</text:a></text:p>
          <text:p text:style-name="P42"><text:a xlink:type="simple" xlink:href="#__RefHeading___Toc823_3494759742" text:style-name="Index_20_Link" text:visited-style-name="Index_20_Link">Open Image<text:tab/>4</text:a></text:p>
          <text:p text:style-name="P42"><text:a xlink:type="simple" xlink:href="#__RefHeading___Toc825_3494759742" text:style-name="Index_20_Link" text:visited-style-name="Index_20_Link">Unpack<text:tab/>4</text:a></text:p>
          <text:p text:style-name="P42"><text:a xlink:type="simple" xlink:href="#__RefHeading___Toc827_3494759742" text:style-name="Index_20_Link" text:visited-style-name="Index_20_Link">User<text:tab/>4</text:a></text:p>
          <text:p text:style-name="P11"><text:a xlink:type="simple" xlink:href="#__RefHeading___Toc3770_3288610003" text:style-name="Index_20_Link" text:visited-style-name="Index_20_Link">Use Image Pin<text:tab/>4</text:a></text:p>
          <text:p text:style-name="P11"><text:a xlink:type="simple" xlink:href="#__RefHeading___Toc9428_3361135648" text:style-name="Index_20_Link" text:visited-style-name="Index_20_Link">Display Channels<text:tab/>4</text:a></text:p>
          <text:p text:style-name="P12"><text:a xlink:type="simple" xlink:href="#__RefHeading___Toc9430_3361135648" text:style-name="Index_20_Link" text:visited-style-name="Index_20_Link">Color and Alpha<text:tab/>4</text:a></text:p>
          <text:p text:style-name="P12"><text:a xlink:type="simple" xlink:href="#__RefHeading___Toc4381_1152525425" text:style-name="Index_20_Link" text:visited-style-name="Index_20_Link">Color<text:tab/>4</text:a></text:p>
          <text:p text:style-name="P12"><text:a xlink:type="simple" xlink:href="#__RefHeading___Toc4383_1152525425" text:style-name="Index_20_Link" text:visited-style-name="Index_20_Link">Alpha<text:tab/>4</text:a></text:p>
          <text:p text:style-name="P12"><text:a xlink:type="simple" xlink:href="#__RefHeading___Toc4385_1152525425" text:style-name="Index_20_Link" text:visited-style-name="Index_20_Link">Red<text:tab/>4</text:a></text:p>
          <text:p text:style-name="P12"><text:a xlink:type="simple" xlink:href="#__RefHeading___Toc4387_1152525425" text:style-name="Index_20_Link" text:visited-style-name="Index_20_Link">Green<text:tab/>4</text:a></text:p>
          <text:p text:style-name="P12"><text:a xlink:type="simple" xlink:href="#__RefHeading___Toc4389_1152525425" text:style-name="Index_20_Link" text:visited-style-name="Index_20_Link">Blue<text:tab/>5</text:a></text:p>
          <text:p text:style-name="P11"><text:a xlink:type="simple" xlink:href="#__RefHeading___Toc4393_1152525425" text:style-name="Index_20_Link" text:visited-style-name="Index_20_Link">Mask Prop<text:tab/>5</text:a></text:p>
          <text:p text:style-name="P12"><text:a xlink:type="simple" xlink:href="#__RefHeading___Toc4395_1152525425" text:style-name="Index_20_Link" text:visited-style-name="Index_20_Link">List of Masks<text:tab/>5</text:a></text:p>
          <text:p text:style-name="P12"><text:a xlink:type="simple" xlink:href="#__RefHeading___Toc3755_32886100031" text:style-name="Index_20_Link" text:visited-style-name="Index_20_Link">Mask Edit Box<text:tab/>5</text:a></text:p>
          <text:p text:style-name="P12"><text:a xlink:type="simple" xlink:href="#__RefHeading___Toc3757_32886100031" text:style-name="Index_20_Link" text:visited-style-name="Index_20_Link">Fake User<text:tab/>5</text:a></text:p>
          <text:p text:style-name="P12"><text:a xlink:type="simple" xlink:href="#__RefHeading___Toc4397_1152525425" text:style-name="Index_20_Link" text:visited-style-name="Index_20_Link">Search form<text:tab/>5</text:a></text:p>
          <text:p text:style-name="P12"><text:a xlink:type="simple" xlink:href="#__RefHeading___Toc9432_3361135648" text:style-name="Index_20_Link" text:visited-style-name="Index_20_Link">Create Mask<text:tab/>5</text:a></text:p>
          <text:p text:style-name="P12"><text:a xlink:type="simple" xlink:href="#__RefHeading___Toc4401_1152525425" text:style-name="Index_20_Link" text:visited-style-name="Index_20_Link">Unlink Datablock<text:tab/>5</text:a></text:p>
          <text:p text:style-name="P11"><text:a xlink:type="simple" xlink:href="#__RefHeading___Toc9434_3361135648" text:style-name="Index_20_Link" text:visited-style-name="Index_20_Link">Mask Display<text:tab/>6</text:a></text:p>
          <text:p text:style-name="P12"><text:a xlink:type="simple" xlink:href="#__RefHeading___Toc9436_3361135648" text:style-name="Index_20_Link" text:visited-style-name="Index_20_Link">Smooth<text:tab/>6</text:a></text:p>
          <text:p text:style-name="P12"><text:a xlink:type="simple" xlink:href="#__RefHeading___Toc9438_3361135648" text:style-name="Index_20_Link" text:visited-style-name="Index_20_Link">Overlay<text:tab/>6</text:a></text:p>
          <text:p text:style-name="P12"><text:a xlink:type="simple" xlink:href="#__RefHeading___Toc9440_3361135648" text:style-name="Index_20_Link" text:visited-style-name="Index_20_Link">Edge Display Type<text:tab/>6</text:a></text:p>
          <text:p text:style-name="P11"><text:a xlink:type="simple" xlink:href="#__RefHeading___Toc9452_3361135648" text:style-name="Index_20_Link" text:visited-style-name="Index_20_Link">Slot<text:tab/>6</text:a></text:p>
          <text:p text:style-name="P11"><text:a xlink:type="simple" xlink:href="#__RefHeading___Toc9454_3361135648" text:style-name="Index_20_Link" text:visited-style-name="Index_20_Link">Layers<text:tab/>6</text:a></text:p>
          <text:p text:style-name="P11"><text:a xlink:type="simple" xlink:href="#__RefHeading___Toc9456_3361135648" text:style-name="Index_20_Link" text:visited-style-name="Index_20_Link">Pass<text:tab/>7</text:a></text:p>
          <text:p text:style-name="P12"><text:a xlink:type="simple" xlink:href="#__RefHeading___Toc9458_3361135648" text:style-name="Index_20_Link" text:visited-style-name="Index_20_Link">Combined<text:tab/>7</text:a></text:p>
          <text:p text:style-name="P12"><text:a xlink:type="simple" xlink:href="#__RefHeading___Toc9460_3361135648" text:style-name="Index_20_Link" text:visited-style-name="Index_20_Link">Depth<text:tab/>7</text:a></text:p>
          <text:p text:style-name="P11"><text:a xlink:type="simple" xlink:href="#__RefHeading___Toc666_1299554667" text:style-name="Index_20_Link" text:visited-style-name="Index_20_Link">Show Stereo<text:tab/>7</text:a></text:p>
          <text:p text:style-name="P12"><text:a xlink:type="simple" xlink:href="#__RefHeading___Toc668_1299554667" text:style-name="Index_20_Link" text:visited-style-name="Index_20_Link">View<text:tab/>7</text:a></text:p>
          <text:p text:style-name="P10"><text:a xlink:type="simple" xlink:href="#__RefHeading___Toc93_3192716412" text:style-name="Index_20_Link" text:visited-style-name="Index_20_Link">Options Panel<text:tab/>7</text:a></text:p>
          <text:p text:style-name="P11"><text:soft-page-break/><text:a xlink:type="simple" xlink:href="#__RefHeading___Toc472_3540663553" text:style-name="Index_20_Link" text:visited-style-name="Index_20_Link">In View and Mask mode<text:tab/>7</text:a></text:p>
          <text:p text:style-name="P12"><text:a xlink:type="simple" xlink:href="#__RefHeading___Toc474_3540663553" text:style-name="Index_20_Link" text:visited-style-name="Index_20_Link">Update Automatically<text:tab/>7</text:a></text:p>
          <text:p text:style-name="P12"><text:a xlink:type="simple" xlink:href="#__RefHeading___Toc476_3540663553" text:style-name="Index_20_Link" text:visited-style-name="Index_20_Link">Show Metadata<text:tab/>7</text:a></text:p>
          <text:p text:style-name="P11"><text:a xlink:type="simple" xlink:href="#__RefHeading___Toc478_3540663553" text:style-name="Index_20_Link" text:visited-style-name="Index_20_Link">In Paint Mode<text:tab/>8</text:a></text:p>
          <text:p text:style-name="P12"><text:a xlink:type="simple" xlink:href="#__RefHeading___Toc480_3540663553" text:style-name="Index_20_Link" text:visited-style-name="Index_20_Link">Update Automatically<text:tab/>8</text:a></text:p>
          <text:p text:style-name="P12"><text:a xlink:type="simple" xlink:href="#__RefHeading___Toc482_3540663553" text:style-name="Index_20_Link" text:visited-style-name="Index_20_Link">Show Metadata<text:tab/>8</text:a></text:p>
          <text:p text:style-name="P12"><text:a xlink:type="simple" xlink:href="#__RefHeading___Toc484_3540663553" text:style-name="Index_20_Link" text:visited-style-name="Index_20_Link">Display Texture Paint UV's<text:tab/>8</text:a></text:p>
          <text:p text:style-name="P12"><text:a xlink:type="simple" xlink:href="#__RefHeading___Toc486_3540663553" text:style-name="Index_20_Link" text:visited-style-name="Index_20_Link">Show same material<text:tab/>8</text:a></text:p>
        </text:index-body>
      </text:table-of-content>
      <text:p text:style-name="P60"/>
      <text:p text:style-name="P4"/>
      <text:p text:style-name="P2"/>
      <table:table table:name="Tabelle22" table:style-name="Tabelle22">
        <table:table-column table:style-name="Tabelle22.A"/>
        <table:table-row table:style-name="TableLine2124238014496">
          <table:table-cell table:style-name="Tabelle22.A1" office:value-type="string">
            <text:h text:style-name="P50" text:outline-level="1"><text:bookmark-start text:name="__RefHeading___Toc3654_4126228218"/><text:span text:style-name="T3">Image Editor - </text:span><text:span text:style-name="T4">H</text:span><text:span text:style-name="T5">eader Tools</text:span><text:bookmark-end text:name="__RefHeading___Toc3654_4126228218"/></text:h>
          </table:table-cell>
        </table:table-row>
      </table:table>
      <text:p text:style-name="P3"/>
      <text:p text:style-name="P16"/>
      <text:p text:style-name="P5">The header contains several tools, dependand of what you do and what toolset is selected.<text:span text:style-name="T17"> The render result has some additional functionality.</text:span></text:p>
      <text:p text:style-name="P5"/>
      <text:p text:style-name="P5"/>
      <text:p text:style-name="P5"><draw:frame draw:style-name="fr4" draw:name="Bild11" text:anchor-type="paragraph" svg:y="0.019cm" svg:width="15.97cm" svg:height="0.439cm" draw:z-index="17"><draw:image xlink:href="Pictures/10000201000003AF0000001A1D3EA815600DFCD5.png" xlink:type="simple" xlink:show="embed" xlink:actuate="onLoad" draw:mime-type="image/png"/></draw:frame></text:p>
      <text:p text:style-name="P5"/>
      <text:p text:style-name="P13"/>
      <text:h text:style-name="P52" text:outline-level="2"><text:bookmark-start text:name="__RefHeading___Toc853_486377315"/>Image Prop<text:bookmark-end text:name="__RefHeading___Toc853_486377315"/></text:h>
      <text:p text:style-name="P20"><draw:frame draw:style-name="fr3" draw:name="Bild78" text:anchor-type="paragraph" svg:x="11.227cm" svg:y="0.019cm" svg:width="2.75cm" svg:height="0.46cm" draw:z-index="23"><draw:image xlink:href="Pictures/10000201000000A10000001CB78F04259F9D6B03.png" xlink:type="simple" xlink:show="embed" xlink:actuate="onLoad" draw:mime-type="image/png"/></draw:frame><draw:frame draw:style-name="fr2" draw:name="Bild79" text:anchor-type="paragraph" svg:y="0.019cm" svg:width="4.53cm" svg:height="4.69cm" draw:z-index="24"><draw:image xlink:href="Pictures/10000201000001010000010A20C003B914DF721B.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8"/>
      <text:p text:style-name="P6">From left to right ...</text:p>
      <text:p text:style-name="P8"/>
      <text:p text:style-name="P8"><draw:frame draw:style-name="fr4" draw:name="Bild80" text:anchor-type="paragraph" svg:y="0.136cm" svg:width="3.96cm" svg:height="0.46cm" draw:z-index="25"><draw:image xlink:href="Pictures/10000201000000EA0000001B668B6EA22F85CF0B.png" xlink:type="simple" xlink:show="embed" xlink:actuate="onLoad" draw:mime-type="image/png"/></draw:frame></text:p>
      <text:p text:style-name="P8"/>
      <text:p text:style-name="P8"/>
      <text:h text:style-name="P56" text:outline-level="3"><text:bookmark-start text:name="__RefHeading___Toc3753_3288610003"/>List of images in the scene<text:bookmark-end text:name="__RefHeading___Toc3753_3288610003"/></text:h>
      <text:p text:style-name="P20">This is a list of the images in the scene. This list allows you to switch to other images.</text:p>
      <text:h text:style-name="P56" text:outline-level="3"><text:bookmark-start text:name="__RefHeading___Toc3755_3288610003"/>Image Edit Box<text:bookmark-end text:name="__RefHeading___Toc3755_3288610003"/></text:h>
      <text:p text:style-name="P20">Read the name of the currently selected image. And you can rename the image here too.</text:p>
      <text:h text:style-name="P56" text:outline-level="3"><text:bookmark-start text:name="__RefHeading___Toc3757_3288610003"/>Fake User<text:bookmark-end text:name="__RefHeading___Toc3757_3288610003"/></text:h>
      <text:p text:style-name="P20">Wit this button you assign a fake user to this selected image.</text:p>
      <text:p text:style-name="P20">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6" text:outline-level="3"><text:bookmark-start text:name="__RefHeading___Toc4367_1152525425"/><text:soft-page-break/>Search form<text:bookmark-end text:name="__RefHeading___Toc4367_1152525425"/></text:h>
      <text:p text:style-name="P23">Search for specific images.</text:p>
      <text:p text:style-name="P22"/>
      <text:p text:style-name="P13"/>
      <text:h text:style-name="Heading_20_4" text:outline-level="4"><draw:frame draw:style-name="fr3" draw:name="Bild83" text:anchor-type="paragraph" svg:x="13.33cm" svg:y="0.175cm" svg:width="5.32cm" svg:height="4.03cm" draw:z-index="2"><draw:image xlink:href="Pictures/100002010000013A000000EE9B48647C188A866C.png" xlink:type="simple" xlink:show="embed" xlink:actuate="onLoad" draw:mime-type="image/png"/></draw:frame><text:bookmark-start text:name="__RefHeading___Toc3759_3288610003"/>New<text:span text:style-name="T21"> Image</text:span><text:bookmark-end text:name="__RefHeading___Toc3759_3288610003"/></text:h>
      <text:p text:style-name="P17">Create a new image.</text:p>
      <text:p text:style-name="P25">Creates a new image. You will get a dialog where you can define settings for the new image.</text:p>
      <text:h text:style-name="Heading_20_5" text:outline-level="5"><text:bookmark-start text:name="__RefHeading___Toc17654_14486089731"/>Name<text:bookmark-end text:name="__RefHeading___Toc17654_14486089731"/></text:h>
      <text:p text:style-name="P24">The name of the new image</text:p>
      <text:h text:style-name="Heading_20_5" text:outline-level="5"><text:bookmark-start text:name="__RefHeading___Toc17656_14486089731"/>Width<text:bookmark-end text:name="__RefHeading___Toc17656_14486089731"/></text:h>
      <text:p text:style-name="P24">The width of the new image.</text:p>
      <text:h text:style-name="Heading_20_5" text:outline-level="5"><text:bookmark-start text:name="__RefHeading___Toc17658_14486089731"/>Height<text:bookmark-end text:name="__RefHeading___Toc17658_14486089731"/></text:h>
      <text:p text:style-name="P24">The height of the new image.</text:p>
      <text:h text:style-name="Heading_20_5" text:outline-level="5"><draw:frame draw:style-name="fr2" draw:name="Bild81" text:anchor-type="paragraph" svg:y="0.459cm" svg:width="2.011cm" svg:height="3.09cm" draw:z-index="0"><draw:image xlink:href="Pictures/10000201000000BE0000012428B1165A14C3E20C.png" xlink:type="simple" xlink:show="embed" xlink:actuate="onLoad" draw:mime-type="image/png"/></draw:frame><text:bookmark-start text:name="__RefHeading___Toc17660_14486089731"/>Color<text:bookmark-end text:name="__RefHeading___Toc17660_14486089731"/></text:h>
      <text:p text:style-name="P24">Adjust the color of the new image. A click will call a color picker.</text:p>
      <text:h text:style-name="Heading_20_5" text:outline-level="5"><text:bookmark-start text:name="__RefHeading___Toc17662_14486089731"/>Alpha<text:bookmark-end text:name="__RefHeading___Toc17662_14486089731"/></text:h>
      <text:p text:style-name="P24"><text:span text:style-name="T6">Check this checkbox i</text:span>f the new image should have an alpha channel.</text:p>
      <text:p text:style-name="P24"/>
      <text:h text:style-name="Heading_20_5" text:outline-level="5"><draw:frame draw:style-name="fr2" draw:name="Bild82" text:anchor-type="paragraph" svg:y="0.238cm" svg:width="2.611cm" svg:height="1.85cm" draw:z-index="1"><draw:image xlink:href="Pictures/1000020100000094000000694199D62C6CC4BE38.png" xlink:type="simple" xlink:show="embed" xlink:actuate="onLoad" draw:mime-type="image/png"/></draw:frame><text:bookmark-start text:name="__RefHeading___Toc17664_14486089731"/>Generated Type<text:bookmark-end text:name="__RefHeading___Toc17664_14486089731"/></text:h>
      <text:p text:style-name="P24">Here you can define what kind of texture you want to create. </text:p>
      <text:p text:style-name="P24">Blank is one plain color.</text:p>
      <text:p text:style-name="P24">UV Grid is a checker texture in black and white.</text:p>
      <text:p text:style-name="P24">Color Grid is a colored checker texture<text:span text:style-name="T8">.</text:span></text:p>
      <text:h text:style-name="Heading_20_5" text:outline-level="5"><text:bookmark-start text:name="__RefHeading___Toc17666_14486089731"/>32 Bit Float<text:bookmark-end text:name="__RefHeading___Toc17666_14486089731"/></text:h>
      <text:p text:style-name="P24"><text:span text:style-name="T6">Check this checkbox i</text:span>f the image should be in 32 Bit float<text:span text:style-name="T7">ing point bit depth</text:span> per channel. Else it is in 8 bit per channel.</text:p>
      <text:h text:style-name="Heading_20_4" text:outline-level="4"><text:bookmark-start text:name="__RefHeading___Toc819_3494759742"/>Duplicate<text:bookmark-end text:name="__RefHeading___Toc819_3494759742"/></text:h>
      <text:p text:style-name="P41">Not supported here.</text:p>
      <text:h text:style-name="Heading_20_4" text:outline-level="4"><text:bookmark-start text:name="__RefHeading___Toc3763_3288610003"/>Unlink Datablock<text:bookmark-end text:name="__RefHeading___Toc3763_3288610003"/></text:h>
      <text:p text:style-name="P17">This deletes the selected image. Unfortunately not immediately. You need to save the scene and to reload it.</text:p>
      <text:p text:style-name="P17">And you need to make sure that it is not linked to anything else. A mesh or a fake user for example. Have a look <text:soft-page-break/>if there is a number besides the F button. When this is the case then the image has still a user, and so still loads with loading the scene.</text:p>
      <text:h text:style-name="Heading_20_4" text:outline-level="4"><text:bookmark-start text:name="__RefHeading___Toc821_3494759742"/>Fake User<text:bookmark-end text:name="__RefHeading___Toc821_3494759742"/></text:h>
      <text:p text:style-name="P19">Wit this button you assign a fake user to this selected image.</text:p>
      <text:p text:style-name="P19">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823_3494759742"/><text:span text:style-name="T9">Open</text:span> Image<text:bookmark-end text:name="__RefHeading___Toc823_3494759742"/></text:h>
      <text:p text:style-name="P40">Opens the file browser to load an image.</text:p>
      <text:h text:style-name="Heading_20_4" text:outline-level="4"><text:bookmark-start text:name="__RefHeading___Toc825_3494759742"/>Unpack<text:bookmark-end text:name="__RefHeading___Toc825_3494759742"/></text:h>
      <text:p text:style-name="P39">Unpack packed files to a directory.</text:p>
      <text:h text:style-name="Heading_20_4" text:outline-level="4"><text:bookmark-start text:name="__RefHeading___Toc827_3494759742"/>User<text:bookmark-end text:name="__RefHeading___Toc827_3494759742"/></text:h>
      <text:p text:style-name="P39">The number of users that uses this data. Data with a user number of 0 will be removed with closing Bforartists.</text:p>
      <text:p text:style-name="P13"/>
      <text:h text:style-name="P53" text:outline-level="2"><draw:frame draw:style-name="fr2" draw:name="Bild88" text:anchor-type="paragraph" svg:y="0.3cm" svg:width="4.881cm" svg:height="0.42cm" draw:z-index="3"><draw:image xlink:href="Pictures/100002010000012000000019C10C8D67208EF6E9.png" xlink:type="simple" xlink:show="embed" xlink:actuate="onLoad" draw:mime-type="image/png"/></draw:frame><text:bookmark-start text:name="__RefHeading___Toc3770_3288610003"/>Use Image Pin<text:bookmark-end text:name="__RefHeading___Toc3770_3288610003"/></text:h>
      <text:p text:style-name="P26">When you select another object<text:span text:style-name="T10">. for UV mapping for example</text:span>, then usually the connected images for this object gets displayed. Use image pin nails the currently selected image so that it stays displayed.</text:p>
      <text:p text:style-name="P14"/>
      <text:h text:style-name="Heading_20_2" text:outline-level="2"><draw:frame draw:style-name="fr2" draw:name="Bild1" text:anchor-type="paragraph" svg:y="0.123cm" svg:width="3.161cm" svg:height="3.27cm" draw:z-index="4"><draw:image xlink:href="Pictures/10000201000000BB000000C1C81081CC8F63ADDD.png" xlink:type="simple" xlink:show="embed" xlink:actuate="onLoad" draw:mime-type="image/png"/></draw:frame><text:bookmark-start text:name="__RefHeading___Toc9428_3361135648"/>Display Channels<text:bookmark-end text:name="__RefHeading___Toc9428_3361135648"/></text:h>
      <text:p text:style-name="P27">Adjust what channels of the image gets displayed.</text:p>
      <text:h text:style-name="P57" text:outline-level="3"><text:bookmark-start text:name="__RefHeading___Toc9430_3361135648"/>Color and Alpha<text:bookmark-end text:name="__RefHeading___Toc9430_3361135648"/></text:h>
      <text:p text:style-name="P21">Displays the whole image, including alpha channel.</text:p>
      <text:h text:style-name="P57" text:outline-level="3"><text:bookmark-start text:name="__RefHeading___Toc4381_1152525425"/>Color<text:bookmark-end text:name="__RefHeading___Toc4381_1152525425"/></text:h>
      <text:p text:style-name="P21">Displays the whole image, but without alpha channel.</text:p>
      <text:h text:style-name="P57" text:outline-level="3"><text:bookmark-start text:name="__RefHeading___Toc4383_1152525425"/>Alpha<text:bookmark-end text:name="__RefHeading___Toc4383_1152525425"/></text:h>
      <text:p text:style-name="P21">Displays the alpha channel of the image.</text:p>
      <text:h text:style-name="P57" text:outline-level="3"><text:bookmark-start text:name="__RefHeading___Toc4385_1152525425"/>Red<text:bookmark-end text:name="__RefHeading___Toc4385_1152525425"/></text:h>
      <text:p text:style-name="P21">Displays the red channel of the image.</text:p>
      <text:h text:style-name="P57" text:outline-level="3"><text:bookmark-start text:name="__RefHeading___Toc4387_1152525425"/>Green<text:bookmark-end text:name="__RefHeading___Toc4387_1152525425"/></text:h>
      <text:p text:style-name="P21">Displays the green channel of the image.</text:p>
      <text:h text:style-name="P57" text:outline-level="3"><text:bookmark-start text:name="__RefHeading___Toc4389_1152525425"/><text:soft-page-break/>Blue<text:bookmark-end text:name="__RefHeading___Toc4389_1152525425"/></text:h>
      <text:p text:style-name="P21">Displays the blue channel of the image.</text:p>
      <text:p text:style-name="Horizontal_20_Line"/>
      <text:h text:style-name="P54" text:outline-level="2"><draw:frame draw:style-name="fr2" draw:name="Bild99" text:anchor-type="paragraph" svg:y="0.101cm" svg:width="2.69cm" svg:height="0.46cm" draw:z-index="5"><draw:image xlink:href="Pictures/100002010000009F0000001BD8738B7E77BFFCC9.png" xlink:type="simple" xlink:show="embed" xlink:actuate="onLoad" draw:mime-type="image/png"/></draw:frame><text:bookmark-start text:name="__RefHeading___Toc4393_1152525425"/>Mask Prop<text:bookmark-end text:name="__RefHeading___Toc4393_1152525425"/></text:h>
      <text:p text:style-name="P21">When you are in <text:span text:style-name="T11">M</text:span>ask mode then you can create a new mask, and work with this mask then.</text:p>
      <text:p text:style-name="P21">Masks have many purposes. They can be used to mask out, or influence a particular object in the footage in Motion tracking. They can be used for manual rotoscoping to pull a particular object out of the footage. They can be used as a rough matte for green-screen keying.</text:p>
      <text:p text:style-name="P21">Masks are independent from a particular image of movie clip, and so they can also be used for creating motion graphics or other effects in the compositor. </text:p>
      <text:p text:style-name="P21">Masks can be driven over the time so that they follow some object from the footage. For example a running actor. This can be achieved with shape keys or parenting the mask to tracking markers.</text:p>
      <text:h text:style-name="P57" text:outline-level="3"><draw:frame draw:style-name="fr2" draw:name="Bild100" text:anchor-type="paragraph" svg:y="0.037cm" svg:width="4.339cm" svg:height="4.54cm" draw:z-index="6"><draw:image xlink:href="Pictures/10000201000001000000010CACC5A63BE759EBD4.png" xlink:type="simple" xlink:show="embed" xlink:actuate="onLoad" draw:mime-type="image/png"/></draw:frame><text:bookmark-start text:name="__RefHeading___Toc4395_1152525425"/>List of <text:span text:style-name="T10">Masks</text:span><text:bookmark-end text:name="__RefHeading___Toc4395_1152525425"/></text:h>
      <text:p text:style-name="P18">This is a list of the <text:span text:style-name="T10">masks</text:span> in the scene. Here you can switch to other <text:span text:style-name="T10">masks</text:span>.</text:p>
      <text:h text:style-name="P57" text:outline-level="3"><text:bookmark-start text:name="__RefHeading___Toc3755_32886100031"/><text:span text:style-name="T10">Mask</text:span> Edit Box<text:bookmark-end text:name="__RefHeading___Toc3755_32886100031"/></text:h>
      <text:p text:style-name="P18">Read the name of the currently selected <text:span text:style-name="T10">mask</text:span>. And you can rename the image <text:span text:style-name="T10">mask</text:span> too.</text:p>
      <text:h text:style-name="P57" text:outline-level="3"><text:bookmark-start text:name="__RefHeading___Toc3757_32886100031"/>Fake User<text:bookmark-end text:name="__RefHeading___Toc3757_32886100031"/></text:h>
      <text:p text:style-name="P18">Wit this button you assign a fake user to this selected <text:span text:style-name="T10">mask</text:span>.<text:span text:style-name="T10"> Masks gets created with a fake user already. Means when you save the scene and reopen it, then this mask will still be there.</text:span></text:p>
      <text:p text:style-name="P1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7" text:outline-level="3"><text:bookmark-start text:name="__RefHeading___Toc4397_1152525425"/>Search form<text:bookmark-end text:name="__RefHeading___Toc4397_1152525425"/></text:h>
      <text:p text:style-name="P21">Search for specific images.</text:p>
      <text:p text:style-name="Horizontal_20_Line"/>
      <text:h text:style-name="P57" text:outline-level="3"><text:bookmark-start text:name="__RefHeading___Toc9432_3361135648"/>Create Mask<text:bookmark-end text:name="__RefHeading___Toc9432_3361135648"/></text:h>
      <text:p text:style-name="P28">Adds a new mask.</text:p>
      <text:h text:style-name="P58" text:outline-level="3"><text:bookmark-start text:name="__RefHeading___Toc4401_1152525425"/>Unlink Datablock<text:bookmark-end text:name="__RefHeading___Toc4401_1152525425"/></text:h>
      <text:p text:style-name="P18">This deletes the selected <text:span text:style-name="T12">mask</text:span>. Unfortunately not immediately. You need to save the scene and to reload it.</text:p>
      <text:p text:style-name="P18"><draw:frame draw:style-name="fr2" draw:name="Bild101" text:anchor-type="paragraph" svg:y="0.123cm" svg:width="3.709cm" svg:height="0.861cm" draw:z-index="7"><draw:image xlink:href="Pictures/10000201000000DB00000033C9F262645978C7E2.png" xlink:type="simple" xlink:show="embed" xlink:actuate="onLoad" draw:mime-type="image/png"/></draw:frame>And you need to make sure that it is not linked to anything else. A mesh or a fake user for example. Have a look if there is a number besides the F button. When this is the <text:soft-page-break/>case then the image has still a user, and so still loads with loading the scene.</text:p>
      <text:p text:style-name="Horizontal_20_Line"/>
      <text:h text:style-name="Heading_20_2" text:outline-level="2"><draw:frame draw:style-name="fr2" draw:name="Bild2" text:anchor-type="paragraph" svg:y="0.123cm" svg:width="3.84cm" svg:height="1.709cm" draw:z-index="8"><draw:image xlink:href="Pictures/10000201000000E300000065ABC407ACC2491F96.png" xlink:type="simple" xlink:show="embed" xlink:actuate="onLoad" draw:mime-type="image/png"/></draw:frame><text:bookmark-start text:name="__RefHeading___Toc9434_3361135648"/>Mask Display<text:bookmark-end text:name="__RefHeading___Toc9434_3361135648"/></text:h>
      <text:p text:style-name="P29"><text:span text:style-name="T14">In Mask mode and with a Render result. </text:span>Adjust the display of the mask.</text:p>
      <text:h text:style-name="Heading_20_3" text:outline-level="3"><text:bookmark-start text:name="__RefHeading___Toc9436_3361135648"/>Smooth<text:bookmark-end text:name="__RefHeading___Toc9436_3361135648"/></text:h>
      <text:p text:style-name="P29">Smoothens the outline of the mask curve.</text:p>
      <text:h text:style-name="Heading_20_3" text:outline-level="3"><text:bookmark-start text:name="__RefHeading___Toc9438_3361135648"/>Overlay<text:bookmark-end text:name="__RefHeading___Toc9438_3361135648"/></text:h>
      <text:p text:style-name="P29"><draw:frame draw:style-name="fr2" draw:name="Bild4" text:anchor-type="paragraph" svg:y="0.123cm" svg:width="2.461cm" svg:height="2.35cm" draw:z-index="10"><draw:image xlink:href="Pictures/10000201000001220000011609EF119334062593.png" xlink:type="simple" xlink:show="embed" xlink:actuate="onLoad" draw:mime-type="image/png"/></draw:frame><draw:frame draw:style-name="fr2" draw:name="Bild5" text:anchor-type="paragraph" svg:y="0.123cm" svg:width="4.27cm" svg:height="1.91cm" draw:z-index="11"><draw:image xlink:href="Pictures/10000201000000FC00000071E12457F11BC094E2.png" xlink:type="simple" xlink:show="embed" xlink:actuate="onLoad" draw:mime-type="image/png"/></draw:frame>When it's a closed curve then this closed area gets displayed as filled<text:span text:style-name="T13"> where it covers the image. When you tick Overlay then a second drop down box appears where you can choose the overlay method.</text:span></text:p>
      <text:p text:style-name="P29"/>
      <text:h text:style-name="Heading_20_3" text:outline-level="3"><draw:frame draw:style-name="fr2" draw:name="Bild3" text:anchor-type="paragraph" svg:y="0.123cm" svg:width="2.521cm" svg:height="2.559cm" draw:z-index="9"><draw:image xlink:href="Pictures/1000020100000095000000978E8BE5515FBF6051.png" xlink:type="simple" xlink:show="embed" xlink:actuate="onLoad" draw:mime-type="image/png"/></draw:frame><text:bookmark-start text:name="__RefHeading___Toc9440_3361135648"/>Edge Display Type<text:bookmark-end text:name="__RefHeading___Toc9440_3361135648"/></text:h>
      <text:p text:style-name="P30">The mask curve can be displayed in different styles.</text:p>
      <text:p text:style-name="P30"/>
      <text:p text:style-name="P30"/>
      <text:p text:style-name="Horizontal_20_Line"/>
      <text:h text:style-name="Heading_20_2" text:outline-level="2"><draw:frame draw:style-name="fr3" draw:name="Bild6" text:anchor-type="paragraph" svg:x="17.193cm" svg:y="0.441cm" svg:width="1.61cm" svg:height="3.791cm" draw:z-index="12"><draw:image xlink:href="Pictures/100002010000005F000000E02A8EF548B7DB89DD.png" xlink:type="simple" xlink:show="embed" xlink:actuate="onLoad" draw:mime-type="image/png"/></draw:frame><text:bookmark-start text:name="__RefHeading___Toc9452_3361135648"/>Slot<text:bookmark-end text:name="__RefHeading___Toc9452_3361135648"/></text:h>
      <text:p text:style-name="P31">Just with a render result. Here you can render a new image into a new slot, which allows you to compare the two images then.</text:p>
      <text:p text:style-name="P32">You need to render into this slot. So you need to choose it beforehand. Slots without a render result does not show the Render and Pass drop down boxes.</text:p>
      <text:p text:style-name="P32"><draw:frame draw:style-name="fr3" draw:name="Bild9" text:anchor-type="paragraph" svg:x="0.134cm" svg:y="0.333cm" svg:width="3.56cm" svg:height="0.58cm" draw:z-index="15"><draw:image xlink:href="Pictures/10000201000000D200000022F455AE499A28D32A.png" xlink:type="simple" xlink:show="embed" xlink:actuate="onLoad" draw:mime-type="image/png"/></draw:frame></text:p>
      <text:p text:style-name="P33"/>
      <text:p text:style-name="Horizontal_20_Line"/>
      <text:h text:style-name="Heading_20_2" text:outline-level="2"><draw:frame draw:style-name="fr2" draw:name="Bild8" text:anchor-type="paragraph" svg:y="0.52cm" svg:width="2cm" svg:height="1.349cm" draw:z-index="14"><draw:image xlink:href="Pictures/100002010000007600000050FBF5BE1A857D018A.png" xlink:type="simple" xlink:show="embed" xlink:actuate="onLoad" draw:mime-type="image/png"/></draw:frame><text:bookmark-start text:name="__RefHeading___Toc9454_3361135648"/>Layers<text:bookmark-end text:name="__RefHeading___Toc9454_3361135648"/></text:h>
      <text:p text:style-name="P32">Here you can choose in which layer the render result is.</text:p>
      <text:p text:style-name="Text_20_body">Renders can be separated into layers<text:span text:style-name="T16">. This allows you to</text:span> composite them back together afterwards.</text:p>
      <text:p text:style-name="Text_20_body"><text:span text:style-name="T16">For example </text:span>blurring the background and foreground layers separately for depth of field, or rendering different lighting variations of the same scene.</text:p>
      <text:p text:style-name="Text_20_body"><draw:frame draw:style-name="fr2" draw:name="Bild7" text:anchor-type="paragraph" svg:y="0.818cm" svg:width="5.86cm" svg:height="4.399cm" draw:z-index="13"><draw:image xlink:href="Pictures/100002010000015A0000010467BAE3E4DB96DC38.png" xlink:type="simple" xlink:show="embed" xlink:actuate="onLoad" draw:mime-type="image/png"/></draw:frame><text:soft-page-break/>Using View Layers can also save you from having to re-render your entire image each time you change something, allowing you to instead re-render only the layer(s) that you need.</text:p>
      <text:p text:style-name="P31">You can create more View Layers in the Properties editor. In the <text:span text:style-name="T15">View Layer Tab.</text:span></text:p>
      <text:p text:style-name="P31"/>
      <text:p text:style-name="P31"/>
      <text:p text:style-name="P31"/>
      <text:p text:style-name="Horizontal_20_Line"/>
      <text:h text:style-name="Heading_20_2" text:outline-level="2"><draw:frame draw:style-name="fr2" draw:name="Bild10" text:anchor-type="paragraph" svg:y="0.392cm" svg:width="1.96cm" svg:height="1.78cm" draw:z-index="16"><draw:image xlink:href="Pictures/1000020100000074000000694B811EA73692F21B.png" xlink:type="simple" xlink:show="embed" xlink:actuate="onLoad" draw:mime-type="image/png"/></draw:frame><text:bookmark-start text:name="__RefHeading___Toc9456_3361135648"/>Pass<text:bookmark-end text:name="__RefHeading___Toc9456_3361135648"/></text:h>
      <text:p text:style-name="Text_20_body">Here you can set the pass mode. Combined or Depth.</text:p>
      <text:h text:style-name="Heading_20_3" text:outline-level="3"><text:bookmark-start text:name="__RefHeading___Toc9458_3361135648"/>Combined<text:bookmark-end text:name="__RefHeading___Toc9458_3361135648"/></text:h>
      <text:p text:style-name="Text_20_body">The final combination of render passes with everything included. </text:p>
      <text:h text:style-name="Heading_20_3" text:outline-level="3"><text:bookmark-start text:name="__RefHeading___Toc9460_3361135648"/>Depth<text:bookmark-end text:name="__RefHeading___Toc9460_3361135648"/></text:h>
      <text:p text:style-name="Text_20_body">Just the Depth render pass.</text:p>
      <text:p text:style-name="Horizontal_20_Line"/>
      <text:h text:style-name="Heading_20_2" text:outline-level="2"><draw:frame draw:style-name="fr2" draw:name="Bild12" text:anchor-type="paragraph" svg:y="0.39cm" svg:width="5.33cm" svg:height="0.439cm" draw:z-index="18"><draw:image xlink:href="Pictures/100002010000013B0000001AEC1CD2ACE813B5DE.png" xlink:type="simple" xlink:show="embed" xlink:actuate="onLoad" draw:mime-type="image/png"/></draw:frame><text:bookmark-start text:name="__RefHeading___Toc666_1299554667"/>Show Stereo<text:bookmark-end text:name="__RefHeading___Toc666_1299554667"/></text:h>
      <text:p text:style-name="P34"><draw:frame draw:style-name="fr2" draw:name="Bild13" text:anchor-type="paragraph" svg:y="0.078cm" svg:width="5.93cm" svg:height="1.85cm" draw:z-index="19"><draw:image xlink:href="Pictures/100002010000015E0000006DD85FF9FFFEB9BE93.png" xlink:type="simple" xlink:show="embed" xlink:actuate="onLoad" draw:mime-type="image/png"/></draw:frame>Just with stereoscopy enabled. Shows either the stereoscopic image. Or a single image from one of the cameras.</text:p>
      <text:h text:style-name="Heading_20_3" text:outline-level="3"><text:bookmark-start text:name="__RefHeading___Toc668_1299554667"/>View<text:bookmark-end text:name="__RefHeading___Toc668_1299554667"/></text:h>
      <text:p text:style-name="Text_20_body">Show the image from one <text:span text:style-name="T18">of the cameras in the list.</text:span></text:p>
      <text:p text:style-name="P7"/>
      <table:table table:name="Tabelle1" table:style-name="Tabelle1">
        <table:table-column table:style-name="Tabelle1.A"/>
        <table:table-row table:style-name="TableLine2124238002800">
          <table:table-cell table:style-name="Tabelle1.A1" office:value-type="string">
            <text:h text:style-name="P51" text:outline-level="1"><text:bookmark-start text:name="__RefHeading___Toc93_3192716412"/>O<text:span text:style-name="T19">ptions Panel</text:span><text:bookmark-end text:name="__RefHeading___Toc93_3192716412"/></text:h>
          </table:table-cell>
        </table:table-row>
      </table:table>
      <text:p text:style-name="P38"><draw:frame draw:style-name="fr2" draw:name="Bild15" text:anchor-type="paragraph" svg:y="0.487cm" svg:width="3.881cm" svg:height="1.739cm" draw:z-index="20"><draw:image xlink:href="Pictures/10000201000000E500000067FA373A827FE16A46.png" xlink:type="simple" xlink:show="embed" xlink:actuate="onLoad" draw:mime-type="image/png"/></draw:frame></text:p>
      <text:h text:style-name="P55" text:outline-level="2"><text:bookmark-start text:name="__RefHeading___Toc472_3540663553"/>In View and Mask mode<text:bookmark-end text:name="__RefHeading___Toc472_3540663553"/></text:h>
      <text:h text:style-name="P59" text:outline-level="3"><text:bookmark-start text:name="__RefHeading___Toc474_3540663553"/>Update Automatic<text:span text:style-name="T20">ally</text:span><text:bookmark-end text:name="__RefHeading___Toc474_3540663553"/></text:h>
      <text:p text:style-name="P36">Update other editor windows simultaneously with the changes in the Image Editor.</text:p>
      <text:h text:style-name="P59" text:outline-level="3"><text:bookmark-start text:name="__RefHeading___Toc476_3540663553"/>Show Metadata<text:bookmark-end text:name="__RefHeading___Toc476_3540663553"/></text:h>
      <text:p text:style-name="P36">Draw Metadata properties of the image.</text:p>
      <text:p text:style-name="P15"/>
      <text:h text:style-name="P55" text:outline-level="2"><text:bookmark-start text:name="__RefHeading___Toc478_3540663553"/><text:soft-page-break/>In Paint Mode<text:bookmark-end text:name="__RefHeading___Toc478_3540663553"/></text:h>
      <text:h text:style-name="P59" text:outline-level="3"><draw:frame draw:style-name="fr2" draw:name="Bild16" text:anchor-type="paragraph" svg:y="0.728cm" svg:width="3.42cm" svg:height="2.69cm" draw:z-index="21"><draw:image xlink:href="Pictures/10000201000000CA0000009FB998437F86596852.png" xlink:type="simple" xlink:show="embed" xlink:actuate="onLoad" draw:mime-type="image/png"/></draw:frame><text:bookmark-start text:name="__RefHeading___Toc480_3540663553"/>Update Automatic<text:span text:style-name="T20">ally</text:span><text:bookmark-end text:name="__RefHeading___Toc480_3540663553"/></text:h>
      <text:p text:style-name="P36">Update other editor windows simultaneously with the changes in the Image Editor.</text:p>
      <text:h text:style-name="P59" text:outline-level="3"><text:bookmark-start text:name="__RefHeading___Toc482_3540663553"/>Show Metadata<text:bookmark-end text:name="__RefHeading___Toc482_3540663553"/></text:h>
      <text:p text:style-name="P36">Draw Metadata properties of the image.</text:p>
      <text:h text:style-name="P59" text:outline-level="3"><draw:frame draw:style-name="fr2" draw:name="Bild17" text:anchor-type="paragraph" svg:y="0.526cm" svg:width="2.35cm" svg:height="2.341cm" draw:z-index="22"><draw:image xlink:href="Pictures/100002010000008B0000008ABBB9DE9172C99B96.png" xlink:type="simple" xlink:show="embed" xlink:actuate="onLoad" draw:mime-type="image/png"/></draw:frame><text:bookmark-start text:name="__RefHeading___Toc484_3540663553"/>Display Texture Paint UV's<text:bookmark-end text:name="__RefHeading___Toc484_3540663553"/></text:h>
      <text:p text:style-name="P35">Display the UV wire from the active mesh. It needs to be in edit mode.</text:p>
      <text:p text:style-name="P36"/>
      <text:h text:style-name="P59" text:outline-level="3"><text:bookmark-start text:name="__RefHeading___Toc486_3540663553"/>Show same material<text:bookmark-end text:name="__RefHeading___Toc486_3540663553"/></text:h>
      <text:p text:style-name="P37">This is for the case that you work at a texture for the current mesh. Just show faces of the mesh where the material with this texture is assigned to.</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46357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8.1.1 Editors - Image Editor - Header - Header Tools and Options</text:span></text:p>
      </style:header>
      <style:footer>
        <text:p text:style-name="MP2"><text:s/><text:page-number text:select-page="current">8</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19M14S</meta:editing-duration>
    <meta:editing-cycles>788</meta:editing-cycles>
    <meta:generator>LibreOffice/7.0.4.2$Windows_X86_64 LibreOffice_project/dcf040e67528d9187c66b2379df5ea4407429775</meta:generator>
    <dc:date>2021-05-31T10:42:50.360000000</dc:date>
    <meta:document-statistic meta:table-count="3" meta:image-count="27" meta:object-count="0" meta:page-count="8" meta:paragraph-count="184" meta:word-count="1549" meta:character-count="8169" meta:non-whitespace-character-count="6796"/>
    <meta:template xlink:type="simple" xlink:actuate="onRequest" xlink:title="standard1cm" xlink:href="../../../AppData/Roaming/LibreOffice/4/user/template/standard1cm.ott" meta:date="2016-03-29T10:15:31.334000000"/>
  </office:meta>
</office:document-meta>
</file>